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sv" fo:country="SE" fo:font-weight="bold" officeooo:rsid="001d9e1c" officeooo:paragraph-rsid="001d9e1c" style:font-weight-asian="bold" style:font-weight-complex="bold"/>
    </style:style>
    <style:style style:name="P2" style:family="paragraph" style:parent-style-name="Preformatted_20_Text">
      <style:text-properties fo:language="sv" fo:country="SE" fo:font-weight="bold" officeooo:rsid="001ef8ba" officeooo:paragraph-rsid="001ef8ba" style:font-weight-asian="bold" style:font-weight-complex="bold"/>
    </style:style>
    <style:style style:name="P3" style:family="paragraph" style:parent-style-name="Preformatted_20_Text">
      <style:text-properties fo:language="sv" fo:country="SE" fo:font-weight="bold" officeooo:rsid="00209eab" officeooo:paragraph-rsid="00209eab" style:font-weight-asian="bold" style:font-weight-complex="bold"/>
    </style:style>
    <style:style style:name="P4" style:family="paragraph" style:parent-style-name="Preformatted_20_Text">
      <style:text-properties fo:language="sv" fo:country="SE" fo:font-weight="bold" officeooo:rsid="0021f36f" officeooo:paragraph-rsid="0021f36f" style:font-weight-asian="bold" style:font-weight-complex="bold"/>
    </style:style>
    <style:style style:name="P5" style:family="paragraph" style:parent-style-name="Preformatted_20_Text">
      <style:text-properties fo:language="sv" fo:country="SE" fo:font-weight="bold" officeooo:rsid="00237f1b" officeooo:paragraph-rsid="00237f1b" style:font-weight-asian="bold" style:font-weight-complex="bold"/>
    </style:style>
    <style:style style:name="P6" style:family="paragraph" style:parent-style-name="Preformatted_20_Text">
      <style:text-properties fo:language="sv" fo:country="SE" fo:font-weight="normal" officeooo:rsid="001d9e1c" officeooo:paragraph-rsid="001d9e1c" style:font-weight-asian="normal" style:font-weight-complex="normal"/>
    </style:style>
    <style:style style:name="P7" style:family="paragraph" style:parent-style-name="Preformatted_20_Text">
      <style:text-properties fo:language="sv" fo:country="SE" fo:font-weight="normal" officeooo:rsid="001ecf99" officeooo:paragraph-rsid="001ecf99" style:font-weight-asian="normal" style:font-weight-complex="normal"/>
    </style:style>
    <style:style style:name="P8" style:family="paragraph" style:parent-style-name="Preformatted_20_Text">
      <style:text-properties fo:language="sv" fo:country="SE" fo:font-weight="normal" officeooo:rsid="001ef8ba" officeooo:paragraph-rsid="001ef8ba" style:font-weight-asian="normal" style:font-weight-complex="normal"/>
    </style:style>
    <style:style style:name="P9" style:family="paragraph" style:parent-style-name="Preformatted_20_Text">
      <style:text-properties fo:language="sv" fo:country="SE" fo:font-weight="normal" officeooo:rsid="00209eab" officeooo:paragraph-rsid="00209eab" style:font-weight-asian="normal" style:font-weight-complex="normal"/>
    </style:style>
    <style:style style:name="P10" style:family="paragraph" style:parent-style-name="Preformatted_20_Text">
      <style:text-properties fo:language="sv" fo:country="SE" fo:font-weight="normal" officeooo:rsid="0021f36f" officeooo:paragraph-rsid="0021f36f" style:font-weight-asian="normal" style:font-weight-complex="normal"/>
    </style:style>
    <style:style style:name="P11" style:family="paragraph" style:parent-style-name="Preformatted_20_Text">
      <style:text-properties fo:language="sv" fo:country="SE" fo:font-weight="normal" officeooo:rsid="00237f1b" officeooo:paragraph-rsid="00237f1b" style:font-weight-asian="normal" style:font-weight-complex="normal"/>
    </style:style>
    <style:style style:name="P12" style:family="paragraph" style:parent-style-name="Preformatted_20_Text">
      <style:text-properties fo:language="sv" fo:country="SE" fo:font-weight="normal" officeooo:rsid="0025c663" officeooo:paragraph-rsid="0025c663" style:font-weight-asian="normal" style:font-weight-complex="normal"/>
    </style:style>
    <style:style style:name="P13" style:family="paragraph" style:parent-style-name="Preformatted_20_Text">
      <style:text-properties fo:language="sv" fo:country="SE" fo:font-weight="bold" officeooo:rsid="0025eaa3" officeooo:paragraph-rsid="0025eaa3" style:font-weight-asian="bold" style:font-weight-complex="bold"/>
    </style:style>
    <style:style style:name="T1" style:family="text">
      <style:text-properties officeooo:rsid="001f73d6"/>
    </style:style>
    <style:style style:name="T2" style:family="text">
      <style:text-properties officeooo:rsid="00209eab"/>
    </style:style>
    <style:style style:name="T3" style:family="text">
      <style:text-properties officeooo:rsid="0024e9ee"/>
    </style:style>
    <style:style style:name="T4"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rsdag </text:span>31 Mars</text:p>
      <text:p text:style-name="P6">Skapat “grammarModule”</text:p>
      <text:p text:style-name="P7">Läst på om biblioteken. Trodde de skulle vara lätta att använda som phrasebook.pgf I Androidexemplet, men nej. </text:p>
      <text:p text:style-name="P2"><text:span text:style-name="T2">Fredag </text:span>1 April</text:p>
      <text:p text:style-name="P8">Testat att skriva grammars från scratch. Jag tror det kan vara möjligt att autogenerera alla nödvändiga .gf-filer, utan att använda biblioteken på github. Har börja<text:span text:style-name="T1">t</text:span> jobba på javaklasser som kan sätta in strängar <text:span text:style-name="T1">i</text:span> textfiler för att sedan testa att sätta in ord och inflection tables I .gf-filer. <text:span text:style-name="T1">Lyckades skriva kod som kan sätta in nya ord, men funderar på att refaktorera och göra en mer gundläggande parsning av .gf-filerna. </text:span></text:p>
      <text:p text:style-name="P3">Måndag 4 April</text:p>
      <text:p text:style-name="P9">Varit hos Thomas, men inte fått all hjälp jag velat. Lyckades inte visa UnsatisfiedLinkError för honom så med det fick jag ingen hjälp. Måste kolla att jag har rätt javaversion utan konflikter på laptopen. </text:p>
      <text:p text:style-name="P9"/>
      <text:p text:style-name="P9">Har börjar skriva om FileManipulator-modulen. Den ska parsa en .gf-fil och sortera I lista. Nästan färdig, men det verkar hoppa över vissa sektioner I filerna. </text:p>
      <text:p text:style-name="P4">Tisdag 5 April</text:p>
      <text:p text:style-name="P10">Har skrivit klar funktionerna I file manipulator som parsar en gf fil och kan lägga till en rad text var som helst. </text:p>
      <text:p text:style-name="P5">Torsdag 7 April</text:p>
      <text:p text:style-name="P11">Försökt fixa problemen med JavaAPIt, men utan framgång. Skickade mail till Thomas men det hjälpte inte. </text:p>
      <text:p text:style-name="P5">Fredag 8 april</text:p>
      <text:p text:style-name="P11">Organiserat koden I projektet. Skapat ett enda projekt för alla filer och delat upp I två paket. <text:span text:style-name="T3">Har böjar skriva Junit-tester till grammatikmodulen. </text:span></text:p>
      <text:p text:style-name="P11"/>
      <text:p text:style-name="P12">Har börjat fundera på hur filer ska organiseras. Tänker mig att det ska finnas en mapp för varje session. En session består av ett modersmål + språk man vill lära sig. I mappen finns en abstrakt grammatik samt en konkret för de båda språken. Dessa genereras automatiskt när en ny session skapas. </text:p>
      <text:p text:style-name="P13">Måndag 11 April</text:p>
      <text:p text:style-name="P13"><text:span text:style-name="T4">Insett att jag missade informationskompetensen. Har försökt installera/kompilera GF java API på skolans datorer, men fick inte installera verktygen (libtool) som krävdes. Har börjat läsa på om worst-case function. Jag tror jag skulle kunna fördefiniera grammatiska regler för två språk och använda det för programm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1T14:00:08.626620908</dc:date>
    <dc:creator>David Johnsson</dc:creator>
    <meta:editing-duration>PT20M58S</meta:editing-duration>
    <meta:editing-cycles>10</meta:editing-cycles>
    <meta:generator>LibreOffice/5.0.3.2$Linux_X86_64 LibreOffice_project/00m0$Build-2</meta:generator>
    <meta:document-statistic meta:table-count="0" meta:image-count="0" meta:object-count="0" meta:page-count="1" meta:paragraph-count="17" meta:word-count="327" meta:character-count="2013" meta:non-whitespace-character-count="1694"/>
  </office:meta>
</office:document-meta>
</file>